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7.701cm" table:align="left"/>
    </style:style>
    <style:style style:name="Tabla1.A" style:family="table-column">
      <style:table-column-properties style:column-width="7.701cm"/>
    </style:style>
    <style:style style:name="Tabla1.A1" style:family="table-cell">
      <style:table-cell-properties style:vertical-align="middle" fo:padding="0.176cm" fo:border="1pt solid #000000"/>
    </style:style>
    <style:style style:name="P1" style:family="paragraph" style:parent-style-name="Standard">
      <style:text-properties officeooo:rsid="0011ed01" officeooo:paragraph-rsid="0011ed01"/>
    </style:style>
    <style:style style:name="P2" style:family="paragraph" style:parent-style-name="Title">
      <style:paragraph-properties fo:margin-top="0cm" fo:margin-bottom="0cm" style:contextual-spacing="false"/>
    </style:style>
    <style:style style:name="P3" style:family="paragraph" style:parent-style-name="Text_20_body">
      <style:text-properties officeooo:rsid="0013e269" officeooo:paragraph-rsid="0013e269"/>
    </style:style>
    <style:style style:name="P4" style:family="paragraph" style:parent-style-name="Standard">
      <style:text-properties fo:font-weight="bold" officeooo:rsid="0013e269" officeooo:paragraph-rsid="0013e269" style:font-weight-asian="bold" style:font-weight-complex="bold"/>
    </style:style>
    <style:style style:name="P5" style:family="paragraph" style:parent-style-name="Standard">
      <style:text-properties officeooo:rsid="0013e269" officeooo:paragraph-rsid="0013e269"/>
    </style:style>
    <style:style style:name="P6" style:family="paragraph" style:parent-style-name="Table_20_Contents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274e13" loext:opacity="100%" style:text-line-through-style="none" style:text-line-through-type="none" style:font-name="Courier New" fo:font-size="10pt" fo:font-style="normal" style:text-underline-style="none" fo:font-weight="normal" officeooo:rsid="0013e269" style:text-blinking="false" fo:background-color="transparent"/>
    </style:style>
    <style:style style:name="P7" style:family="paragraph" style:parent-style-name="Table_20_Contents">
      <style:paragraph-properties fo:margin-top="0cm" fo:margin-bottom="0.499cm" style:contextual-spacing="false"/>
      <style:text-properties officeooo:rsid="0013e269"/>
    </style:style>
    <style:style style:name="P8" style:family="paragraph" style:parent-style-name="Text_20_body">
      <style:text-properties officeooo:rsid="0013e269"/>
    </style:style>
    <style:style style:name="T1" style:family="text">
      <style:text-properties fo:font-weight="normal"/>
    </style:style>
    <style:style style:name="fr1" style:family="graphic" style:parent-style-name="Frame">
      <style:graphic-properties style:vertical-pos="from-top" style:horizontal-pos="from-left" style:horizontal-rel="paragraph-cont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Marco1" text:anchor-type="as-char" svg:y="0cm" svg:width="16.041cm" draw:z-index="0"><draw:text-box fo:min-height="2.969cm"><text:p text:style-name="P2">Apuntes UD5 Yago Otero Martínez</text:p></draw:text-box></draw:frame><text:s/></text:p>
      <text:p text:style-name="Standard"/>
      <text:h text:style-name="Heading_20_1" text:outline-level="1">UD05.2.POO.Herencia</text:h>
      <text:p text:style-name="P3">Superclase : clase de la que hereda.</text:p>
      <text:p text:style-name="P3">Subclase : clase hija.</text:p>
      <text:p text:style-name="P4">Java solo permite heredar de una superclase</text:p>
      <text:p text:style-name="P5"/>
      <text:p text:style-name="P4">Una subclase hereda todos los atributos de la superclase menos los private y los sin modificador</text:p>
      <text:p text:style-name="P4">Los atributos protected siempre serán visibles en las subclases.</text:p>
      <text:p text:style-name="P5"><text:bookmark text:name="docs-internal-guid-4a012d1e-7fff-cf2a-4192-4a9e47d3f5f6"/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6">class SubClase extends SuperClase (</text:p>
            <text:p text:style-name="P7"/>
            <text:p text:style-name="P6">}</text:p>
          </table:table-cell>
        </table:table-row>
      </table:table>
      <text:p text:style-name="P8"><text:span text:style-name="T1"><text:line-break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8T23:35:14.844939500</meta:creation-date>
    <dc:date>2025-03-19T00:29:31.693974800</dc:date>
    <meta:editing-duration>PT43M39S</meta:editing-duration>
    <meta:editing-cycles>2</meta:editing-cycles>
    <meta:generator>LibreOffice/25.2.0.3$Windows_X86_64 LibreOffice_project/e1cf4a87eb02d755bce1a01209907ea5ddc8f069</meta:generator>
    <meta:document-statistic meta:table-count="1" meta:image-count="0" meta:object-count="0" meta:page-count="1" meta:paragraph-count="11" meta:word-count="55" meta:character-count="349" meta:non-whitespace-character-count="301"/>
  </office:meta>
</office:document-meta>
</file>